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66cc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3cm" fo:min-width="1.241cm"/>
    </style:style>
    <style:style style:name="gr3" style:family="graphic" style:parent-style-name="standard">
      <style:graphic-properties draw:fill="solid" draw:fill-color="#0099ff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 draw:shadow-offset-x="0.305cm" draw:shadow-offset-y="0.305cm"/>
    </style:style>
    <style:style style:name="gr6" style:family="graphic" style:parent-style-name="standard">
      <style:graphic-properties draw:fill="solid" draw:fill-color="#00ae0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fill="solid" draw:fill-color="#ff6633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6633" draw:textarea-horizontal-align="left" draw:auto-grow-height="true" draw:auto-grow-width="false" fo:min-height="0cm" fo:min-width="1.24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7cm" fo:min-width="1.2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8cm" fo:min-width="1.241cm"/>
    </style:style>
    <style:style style:name="gr13" style:family="graphic" style:parent-style-name="standard">
      <style:graphic-properties draw:stroke="none" svg:stroke-color="#000000" draw:fill="none" draw:fill-color="#00ae00" draw:textarea-horizontal-align="left" draw:auto-grow-height="true" draw:auto-grow-width="false" fo:min-height="0.003cm" fo:min-width="1.241cm"/>
    </style:style>
    <style:style style:name="gr14" style:family="graphic" style:parent-style-name="standard">
      <style:graphic-properties draw:fill="solid" draw:fill-color="#ff3333" draw:textarea-horizontal-align="center" draw:textarea-vertical-align="middle"/>
    </style:style>
    <style:style style:name="gr15" style:family="graphic" style:parent-style-name="standard">
      <style:graphic-properties draw:fill="solid" draw:fill-color="#ffff00" draw:textarea-horizontal-align="center" draw:textarea-vertical-align="middle"/>
    </style:style>
    <style:style style:name="P1" style:family="paragraph">
      <style:paragraph-properties fo:text-align="center"/>
      <style:text-properties fo:font-family="'Courier New'" style:font-family-generic="modern" style:font-pitch="fixed" fo:font-size="12pt" style:font-size-asian="12pt" style:font-size-complex="12pt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fo:font-family="'Courier New'" style:font-family-generic="modern" style:font-pitch="fixed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1" style:family="text">
      <style:text-properties fo:font-family="'Courier New'" style:font-family-generic="modern" style:font-pitch="fixed" fo:font-size="12pt" style:font-size-asian="12pt" style:font-size-complex="12pt"/>
    </style:style>
    <style:style style:name="T2" style:family="text">
      <style:text-properties fo:color="#ff3333" fo:font-family="'Courier New'" style:font-family-generic="modern" style:font-pitch="fixed"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fo:color="#00ae00" fo:font-family="'Courier New'" style:font-family-generic="modern" style:font-pitch="fixed" fo:font-size="12pt" style:text-underline-style="none" fo:font-weight="bold" style:font-size-asian="12pt" style:font-weight-asian="bold" style:font-size-complex="12pt" style:font-weight-complex="bold"/>
    </style:style>
    <style:style style:name="T4" style:family="text">
      <style:text-properties fo:color="#00ae00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99ff" fo:font-family="'Courier New'" style:font-family-generic="modern" style:font-pitch="fixed" fo:font-size="12pt" style:font-size-asian="12pt" style:font-size-complex="12pt"/>
    </style:style>
    <style:style style:name="T6" style:family="text">
      <style:text-properties fo:color="#ff6633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9966cc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id="id22" draw:layer="layout" svg:width="3.81cm" svg:height="1.27cm" svg:x="7.926cm" svg:y="17.75cm">
          <text:p/>
        </draw:ellipse>
        <draw:ellipse draw:style-name="gr1" draw:text-style-name="P1" draw:id="id25" draw:layer="layout" svg:width="3.81cm" svg:height="1.27cm" svg:x="20.326cm" svg:y="17.75cm">
          <text:p/>
        </draw:ellipse>
        <draw:frame draw:style-name="gr2" draw:text-style-name="P3" draw:layer="layout" svg:width="4.004cm" svg:height="0.704cm" svg:x="20.591cm" svg:y="18.007cm">
          <draw:text-box>
            <text:p text:style-name="P2"><text:span text:style-name="T1">qb2SoftPoly</text:span></text:p>
          </draw:text-box>
        </draw:frame>
        <draw:ellipse draw:style-name="gr3" draw:text-style-name="P1" draw:id="id27" draw:layer="layout" svg:width="3.175cm" svg:height="1.27cm" svg:x="24.595cm" svg:y="17.75cm">
          <text:p/>
        </draw:ellipse>
        <draw:frame draw:style-name="gr2" draw:text-style-name="P3" draw:layer="layout" svg:width="2.834cm" svg:height="0.704cm" svg:x="24.936cm" svg:y="18.007cm">
          <draw:text-box>
            <text:p text:style-name="P2"><text:span text:style-name="T1">qb2World</text:span></text:p>
          </draw:text-box>
        </draw:frame>
        <draw:ellipse draw:style-name="gr1" draw:text-style-name="P1" draw:id="id24" draw:layer="layout" svg:width="3.81cm" svg:height="1.27cm" svg:x="16.181cm" svg:y="17.75cm">
          <text:p/>
        </draw:ellipse>
        <draw:frame draw:style-name="gr2" draw:text-style-name="P3" draw:layer="layout" svg:width="4.004cm" svg:height="0.704cm" svg:x="16.246cm" svg:y="18.007cm">
          <draw:text-box>
            <text:p text:style-name="P2"><text:span text:style-name="T1">qb2StageWalls</text:span></text:p>
          </draw:text-box>
        </draw:frame>
        <draw:connector draw:style-name="gr4" draw:text-style-name="P4" draw:layer="layout" draw:type="curve" svg:x1="19.027cm" svg:y1="16.345cm" svg:x2="17.192cm" svg:y2="20.685cm" draw:start-shape="id1" draw:start-glue-point="2" draw:end-shape="id2" draw:end-glue-point="0" svg:d="m19027 16345c0 3255-1835 1085-1835 4340">
          <text:p/>
        </draw:connector>
        <draw:connector draw:style-name="gr4" draw:text-style-name="P4" draw:layer="layout" draw:type="curve" svg:x1="31.294cm" svg:y1="28.43cm" svg:x2="28.765cm" svg:y2="29.365cm" draw:start-shape="id3" draw:start-glue-point="2" draw:end-shape="id4" draw:end-glue-point="0" svg:d="m31294 28430c0 702-2529 235-2529 935">
          <text:p/>
        </draw:connector>
        <draw:connector draw:style-name="gr4" draw:text-style-name="P4" draw:layer="layout" draw:type="curve" svg:x1="31.294cm" svg:y1="28.43cm" svg:x2="34.415cm" svg:y2="29.265cm" draw:start-shape="id3" draw:start-glue-point="2" draw:end-shape="id5" draw:end-glue-point="0" svg:d="m31294 28430c0 627 3121 210 3121 835">
          <text:p/>
        </draw:connector>
        <draw:connector draw:style-name="gr5" draw:text-style-name="P4" draw:layer="layout" draw:type="curve" draw:line-skew="-0.013cm" svg:x1="19.682cm" svg:y1="8.615cm" svg:x2="21.32cm" svg:y2="20.685cm" draw:start-shape="id6" draw:start-glue-point="2" draw:end-shape="id7" draw:end-glue-point="0" svg:d="m19682 8615c0 9033 1638 2998 1638 12070">
          <text:p/>
        </draw:connector>
        <draw:connector draw:style-name="gr4" draw:text-style-name="P4" draw:layer="layout" draw:type="curve" svg:x1="19.682cm" svg:y1="8.615cm" svg:x2="25.447cm" svg:y2="20.685cm" draw:start-shape="id6" draw:start-glue-point="2" draw:end-shape="id8" draw:end-glue-point="0" svg:d="m19682 8615c0 9055 5765 3021 5765 12070">
          <text:p/>
        </draw:connector>
        <draw:connector draw:style-name="gr4" draw:text-style-name="P4" draw:layer="layout" draw:type="curve" draw:line-skew="-0.176cm" svg:x1="14.252cm" svg:y1="16.345cm" svg:x2="6.256cm" svg:y2="19.87cm" draw:start-shape="id9" draw:start-glue-point="2" draw:end-shape="id10" draw:end-glue-point="0" svg:d="m14252 16345c0 2380-7996 618-7996 3525">
          <text:p/>
        </draw:connector>
        <draw:ellipse draw:style-name="gr6" draw:text-style-name="P1" draw:id="id28" draw:layer="layout" svg:width="5.23cm" svg:height="1.905cm" svg:x="17.06cm" svg:y="4.3cm">
          <text:p/>
        </draw:ellipse>
        <draw:frame draw:style-name="gr7" draw:text-style-name="P1" draw:layer="layout" svg:width="5.074cm" svg:height="0.704cm" svg:x="17.195cm" svg:y="4.871cm">
          <draw:text-box>
            <text:p text:style-name="P4"><text:span text:style-name="T1">qb2EventDispatcher</text:span></text:p>
          </draw:text-box>
        </draw:frame>
        <draw:ellipse draw:style-name="gr8" draw:text-style-name="P1" draw:id="id6" draw:layer="layout" svg:width="3.175cm" svg:height="1.27cm" svg:x="18.095cm" svg:y="7.345cm">
          <text:p/>
        </draw:ellipse>
        <draw:frame draw:style-name="gr2" draw:text-style-name="P3" draw:layer="layout" svg:width="3.014cm" svg:height="0.704cm" svg:x="18.336cm" svg:y="7.602cm">
          <draw:text-box>
            <text:p text:style-name="P2"><text:span text:style-name="T1">qb2Object</text:span></text:p>
          </draw:text-box>
        </draw:frame>
        <draw:ellipse draw:style-name="gr3" draw:text-style-name="P1" draw:id="id11" draw:layer="layout" svg:width="3.175cm" svg:height="1.27cm" svg:x="11.725cm" svg:y="10.245cm">
          <text:p/>
        </draw:ellipse>
        <draw:frame draw:style-name="gr2" draw:text-style-name="P3" draw:layer="layout" svg:width="3.569cm" svg:height="0.704cm" svg:x="11.666cm" svg:y="10.502cm">
          <draw:text-box>
            <text:p text:style-name="P2"><text:span text:style-name="T1">qb2Tangible</text:span></text:p>
          </draw:text-box>
        </draw:frame>
        <draw:ellipse draw:style-name="gr9" draw:text-style-name="P1" draw:id="id12" draw:layer="layout" svg:width="3.175cm" svg:height="1.27cm" svg:x="29.605cm" svg:y="10.445cm">
          <text:p/>
        </draw:ellipse>
        <draw:frame draw:style-name="gr2" draw:text-style-name="P3" draw:layer="layout" svg:width="2.834cm" svg:height="0.704cm" svg:x="30.046cm" svg:y="10.702cm">
          <draw:text-box>
            <text:p text:style-name="P2"><text:span text:style-name="T1">qb2Joint</text:span></text:p>
          </draw:text-box>
        </draw:frame>
        <draw:connector draw:style-name="gr4" draw:text-style-name="P1" draw:layer="layout" draw:type="curve" svg:x1="19.682cm" svg:y1="8.615cm" svg:x2="13.312cm" svg:y2="10.245cm" draw:start-shape="id6" draw:start-glue-point="2" draw:end-shape="id11" draw:end-glue-point="0" svg:d="m19682 8615c0 1222-6370 408-6370 1630">
          <text:p/>
        </draw:connector>
        <draw:connector draw:style-name="gr4" draw:text-style-name="P1" draw:layer="layout" draw:type="curve" svg:x1="19.682cm" svg:y1="8.615cm" svg:x2="31.192cm" svg:y2="10.445cm" draw:start-shape="id6" draw:start-glue-point="2" draw:end-shape="id12" draw:end-glue-point="0" svg:d="m19682 8615c0 1372 11510 458 11510 1830">
          <text:p/>
        </draw:connector>
        <draw:ellipse draw:style-name="gr9" draw:text-style-name="P1" draw:id="id16" draw:layer="layout" svg:width="3.656cm" svg:height="1.27cm" svg:x="34.744cm" svg:y="12.615cm">
          <text:p/>
        </draw:ellipse>
        <draw:frame draw:style-name="gr10" draw:text-style-name="P3" draw:layer="layout" svg:width="4.009cm" svg:height="0.704cm" svg:x="34.885cm" svg:y="12.872cm">
          <draw:text-box>
            <text:p text:style-name="P2"><text:span text:style-name="T1">qb2WeldJoint</text:span></text:p>
          </draw:text-box>
        </draw:frame>
        <draw:ellipse draw:style-name="gr9" draw:text-style-name="P1" draw:id="id13" draw:layer="layout" svg:width="4.66cm" svg:height="1.27cm" svg:x="28.89cm" svg:y="15.355cm">
          <text:p/>
        </draw:ellipse>
        <draw:frame draw:style-name="gr2" draw:text-style-name="P3" draw:layer="layout" svg:width="4.619cm" svg:height="0.704cm" svg:x="28.931cm" svg:y="15.612cm">
          <draw:text-box>
            <text:p text:style-name="P2"><text:span text:style-name="T1">qb2DistanceJoint</text:span></text:p>
          </draw:text-box>
        </draw:frame>
        <draw:ellipse draw:style-name="gr9" draw:text-style-name="P1" draw:id="id17" draw:layer="layout" svg:width="4.421cm" svg:height="1.27cm" svg:x="33.439cm" svg:y="14.72cm">
          <text:p/>
        </draw:ellipse>
        <draw:frame draw:style-name="gr2" draw:text-style-name="P3" draw:layer="layout" svg:width="4.985cm" svg:height="0.704cm" svg:x="33.415cm" svg:y="14.977cm">
          <draw:text-box>
            <text:p text:style-name="P2"><text:span text:style-name="T1">qb2RevoluteJoint</text:span></text:p>
          </draw:text-box>
        </draw:frame>
        <draw:ellipse draw:style-name="gr9" draw:text-style-name="P1" draw:id="id15" draw:layer="layout" svg:width="3.775cm" svg:height="1.27cm" svg:x="25.16cm" svg:y="14.72cm">
          <text:p/>
        </draw:ellipse>
        <draw:frame draw:style-name="gr2" draw:text-style-name="P3" draw:layer="layout" svg:width="4.104cm" svg:height="0.704cm" svg:x="25.201cm" svg:y="14.977cm">
          <draw:text-box>
            <text:p text:style-name="P2"><text:span text:style-name="T1">qb2MouseJoint</text:span></text:p>
          </draw:text-box>
        </draw:frame>
        <draw:ellipse draw:style-name="gr9" draw:text-style-name="P1" draw:id="id14" draw:layer="layout" svg:width="4.18cm" svg:height="1.27cm" svg:x="23.89cm" svg:y="12.615cm">
          <text:p/>
        </draw:ellipse>
        <draw:frame draw:style-name="gr2" draw:text-style-name="P3" draw:layer="layout" svg:width="4.104cm" svg:height="0.704cm" svg:x="23.966cm" svg:y="12.872cm">
          <draw:text-box>
            <text:p text:style-name="P2"><text:span text:style-name="T1">qb2PistonJoint</text:span></text:p>
          </draw:text-box>
        </draw:frame>
        <draw:connector draw:style-name="gr4" draw:text-style-name="P1" draw:layer="layout" draw:type="curve" svg:x1="31.192cm" svg:y1="11.715cm" svg:x2="31.22cm" svg:y2="15.355cm" draw:start-shape="id12" draw:start-glue-point="2" draw:end-shape="id13" draw:end-glue-point="0" svg:d="m31192 11715c0 2730 28 910 28 3640">
          <text:p/>
        </draw:connector>
        <draw:connector draw:style-name="gr4" draw:text-style-name="P1" draw:layer="layout" draw:type="curve" svg:x1="31.192cm" svg:y1="11.715cm" svg:x2="25.98cm" svg:y2="12.615cm" draw:start-shape="id12" draw:start-glue-point="2" draw:end-shape="id14" draw:end-glue-point="0" svg:d="m31192 11715c0 751-2354 501-2354 450s-2858-301-2858 450">
          <text:p/>
        </draw:connector>
        <draw:connector draw:style-name="gr4" draw:text-style-name="P1" draw:layer="layout" draw:type="curve" draw:line-skew="0.482cm" svg:x1="31.192cm" svg:y1="11.715cm" svg:x2="27.047cm" svg:y2="14.72cm" draw:start-shape="id12" draw:start-glue-point="2" draw:end-shape="id15" draw:end-glue-point="0" svg:d="m31192 11715c0 2977-4145 1475-4145 3005">
          <text:p/>
        </draw:connector>
        <draw:connector draw:style-name="gr4" draw:text-style-name="P1" draw:layer="layout" draw:type="curve" svg:x1="31.192cm" svg:y1="11.715cm" svg:x2="36.572cm" svg:y2="12.615cm" draw:start-shape="id12" draw:start-glue-point="2" draw:end-shape="id16" draw:end-glue-point="0" svg:d="m31192 11715c0 751 2570 501 2570 450s2810-301 2810 450">
          <text:p/>
        </draw:connector>
        <draw:connector draw:style-name="gr4" draw:text-style-name="P1" draw:layer="layout" draw:type="curve" draw:line-skew="0.482cm" svg:x1="31.192cm" svg:y1="11.715cm" svg:x2="35.649cm" svg:y2="14.72cm" draw:start-shape="id12" draw:start-glue-point="2" draw:end-shape="id17" draw:end-glue-point="0" svg:d="m31192 11715c0 2977 4457 1475 4457 3005">
          <text:p/>
        </draw:connector>
        <draw:ellipse draw:style-name="gr3" draw:text-style-name="P1" draw:id="id20" draw:layer="layout" svg:width="5.145cm" svg:height="1.27cm" svg:x="14.3cm" svg:y="12.67cm">
          <text:p/>
        </draw:ellipse>
        <draw:frame draw:style-name="gr2" draw:text-style-name="P3" draw:layer="layout" svg:width="5.104cm" svg:height="0.704cm" svg:x="14.341cm" svg:y="12.927cm">
          <draw:text-box>
            <text:p text:style-name="P2"><text:span text:style-name="T1">qb2ObjectContainer</text:span></text:p>
          </draw:text-box>
        </draw:frame>
        <draw:ellipse draw:style-name="gr3" draw:text-style-name="P1" draw:id="id18" draw:layer="layout" svg:width="3.175cm" svg:height="1.27cm" svg:x="4.105cm" svg:y="12.67cm">
          <text:p/>
        </draw:ellipse>
        <draw:frame draw:style-name="gr11" draw:text-style-name="P3" draw:layer="layout" svg:width="2.834cm" svg:height="0.704cm" svg:x="4.446cm" svg:y="12.927cm">
          <draw:text-box>
            <text:p text:style-name="P2"><text:span text:style-name="T1">qb2Shape</text:span></text:p>
          </draw:text-box>
        </draw:frame>
        <draw:ellipse draw:style-name="gr3" draw:text-style-name="P1" draw:id="id19" draw:layer="layout" svg:width="4.445cm" svg:height="1.27cm" svg:x="1.03cm" svg:y="15.11cm">
          <text:p/>
        </draw:ellipse>
        <draw:frame draw:style-name="gr11" draw:text-style-name="P3" draw:layer="layout" svg:width="4.339cm" svg:height="0.704cm" svg:x="1.271cm" svg:y="15.367cm">
          <draw:text-box>
            <text:p text:style-name="P2"><text:span text:style-name="T1">qb2CircleShape</text:span></text:p>
          </draw:text-box>
        </draw:frame>
        <draw:ellipse draw:style-name="gr3" draw:text-style-name="P1" draw:id="id21" draw:layer="layout" svg:width="4.645cm" svg:height="1.27cm" svg:x="5.91cm" svg:y="15.11cm">
          <text:p/>
        </draw:ellipse>
        <draw:frame draw:style-name="gr11" draw:text-style-name="P3" draw:layer="layout" svg:width="4.68cm" svg:height="0.704cm" svg:x="6.175cm" svg:y="15.367cm">
          <draw:text-box>
            <text:p text:style-name="P2"><text:span text:style-name="T1">qb2PolygonShape</text:span></text:p>
          </draw:text-box>
        </draw:frame>
        <draw:connector draw:style-name="gr4" draw:text-style-name="P1" draw:layer="layout" draw:type="curve" svg:x1="5.692cm" svg:y1="13.94cm" svg:x2="3.252cm" svg:y2="15.11cm" draw:start-shape="id18" draw:start-glue-point="2" draw:end-shape="id19" draw:end-glue-point="0" svg:d="m5692 13940c0 877-2440 293-2440 1170">
          <text:p/>
        </draw:connector>
        <draw:connector draw:style-name="gr4" draw:text-style-name="P1" draw:layer="layout" draw:type="curve" svg:x1="13.312cm" svg:y1="11.515cm" svg:x2="5.692cm" svg:y2="12.67cm" draw:start-shape="id11" draw:start-glue-point="2" draw:end-shape="id18" draw:end-glue-point="0" svg:d="m13312 11515c0 867-7620 290-7620 1155">
          <text:p/>
        </draw:connector>
        <draw:connector draw:style-name="gr4" draw:text-style-name="P1" draw:layer="layout" draw:type="curve" svg:x1="13.312cm" svg:y1="11.515cm" svg:x2="16.872cm" svg:y2="12.67cm" draw:start-shape="id11" draw:start-glue-point="2" draw:end-shape="id20" draw:end-glue-point="0" svg:d="m13312 11515c0 867 3560 290 3560 1155">
          <text:p/>
        </draw:connector>
        <draw:connector draw:style-name="gr4" draw:text-style-name="P1" draw:layer="layout" draw:type="curve" svg:x1="5.692cm" svg:y1="13.94cm" svg:x2="8.232cm" svg:y2="15.11cm" draw:start-shape="id18" draw:start-glue-point="2" draw:end-shape="id21" draw:end-glue-point="0" svg:d="m5692 13940c0 877 2540 293 2540 1170">
          <text:p/>
        </draw:connector>
        <draw:ellipse draw:style-name="gr3" draw:text-style-name="P1" draw:id="id1" draw:layer="layout" svg:width="3.175cm" svg:height="1.27cm" svg:x="17.44cm" svg:y="15.075cm">
          <text:p/>
        </draw:ellipse>
        <draw:frame draw:style-name="gr2" draw:text-style-name="P3" draw:layer="layout" svg:width="2.834cm" svg:height="0.704cm" svg:x="17.781cm" svg:y="15.332cm">
          <draw:text-box>
            <text:p text:style-name="P2"><text:span text:style-name="T1">qb2Group</text:span></text:p>
          </draw:text-box>
        </draw:frame>
        <draw:ellipse draw:style-name="gr3" draw:text-style-name="P1" draw:id="id9" draw:layer="layout" svg:width="3.175cm" svg:height="1.27cm" svg:x="12.665cm" svg:y="15.075cm">
          <text:p/>
        </draw:ellipse>
        <draw:frame draw:style-name="gr2" draw:text-style-name="P3" draw:layer="layout" svg:width="2.834cm" svg:height="0.704cm" svg:x="13.206cm" svg:y="15.332cm">
          <draw:text-box>
            <text:p text:style-name="P2"><text:span text:style-name="T1">qb2Body</text:span></text:p>
          </draw:text-box>
        </draw:frame>
        <draw:connector draw:style-name="gr4" draw:text-style-name="P1" draw:layer="layout" draw:type="curve" svg:x1="16.872cm" svg:y1="13.94cm" svg:x2="14.252cm" svg:y2="15.075cm" draw:start-shape="id20" draw:start-glue-point="2" draw:end-shape="id9" draw:end-glue-point="0" svg:d="m16872 13940c0 852-2620 285-2620 1135">
          <text:p/>
        </draw:connector>
        <draw:connector draw:style-name="gr4" draw:text-style-name="P1" draw:layer="layout" draw:type="curve" svg:x1="16.872cm" svg:y1="13.94cm" svg:x2="19.027cm" svg:y2="15.075cm" draw:start-shape="id20" draw:start-glue-point="2" draw:end-shape="id1" draw:end-glue-point="0" svg:d="m16872 13940c0 852 2155 285 2155 1135">
          <text:p/>
        </draw:connector>
        <draw:frame draw:style-name="gr2" draw:text-style-name="P3" draw:layer="layout" svg:width="4.004cm" svg:height="0.704cm" svg:x="7.891cm" svg:y="18.007cm">
          <draw:text-box>
            <text:p text:style-name="P2"><text:span text:style-name="T1">qb2FollowBody</text:span></text:p>
          </draw:text-box>
        </draw:frame>
        <draw:ellipse draw:style-name="gr1" draw:text-style-name="P1" draw:id="id23" draw:layer="layout" svg:width="3.81cm" svg:height="1.27cm" svg:x="12.071cm" svg:y="17.75cm">
          <text:p/>
        </draw:ellipse>
        <draw:frame draw:style-name="gr2" draw:text-style-name="P3" draw:layer="layout" svg:width="4.004cm" svg:height="0.704cm" svg:x="12.136cm" svg:y="18.007cm">
          <draw:text-box>
            <text:p text:style-name="P2"><text:span text:style-name="T1">qb2TripSensor</text:span></text:p>
          </draw:text-box>
        </draw:frame>
        <draw:connector draw:style-name="gr4" draw:text-style-name="P1" draw:layer="layout" draw:type="curve" svg:x1="14.252cm" svg:y1="16.345cm" svg:x2="9.831cm" svg:y2="17.75cm" draw:start-shape="id9" draw:start-glue-point="2" draw:end-shape="id22" draw:end-glue-point="0" svg:d="m14252 16345c0 1054-4421 352-4421 1405">
          <text:p/>
        </draw:connector>
        <draw:connector draw:style-name="gr4" draw:text-style-name="P1" draw:layer="layout" draw:type="curve" svg:x1="14.252cm" svg:y1="16.345cm" svg:x2="13.976cm" svg:y2="17.75cm" draw:start-shape="id9" draw:start-glue-point="2" draw:end-shape="id23" draw:end-glue-point="0" svg:d="m14252 16345c0 1054-276 352-276 1405">
          <text:p/>
        </draw:connector>
        <draw:connector draw:style-name="gr4" draw:text-style-name="P1" draw:layer="layout" draw:type="curve" draw:line-skew="-0.088cm" svg:x1="19.027cm" svg:y1="16.345cm" svg:x2="18.086cm" svg:y2="17.75cm" draw:start-shape="id1" draw:start-glue-point="2" draw:end-shape="id24" draw:end-glue-point="0" svg:d="m19027 16345c0 922-941 220-941 1405">
          <text:p/>
        </draw:connector>
        <draw:connector draw:style-name="gr4" draw:text-style-name="P1" draw:layer="layout" draw:type="curve" svg:x1="19.027cm" svg:y1="16.345cm" svg:x2="22.231cm" svg:y2="17.75cm" draw:start-shape="id1" draw:start-glue-point="2" draw:end-shape="id25" draw:end-glue-point="0" svg:d="m19027 16345c0 1054 3204 352 3204 1405">
          <text:p/>
        </draw:connector>
        <draw:ellipse draw:style-name="gr3" draw:text-style-name="P1" draw:id="id26" draw:layer="layout" svg:width="4.486cm" svg:height="1.27cm" svg:x="6.645cm" svg:y="10.245cm">
          <text:p/>
        </draw:ellipse>
        <draw:frame draw:style-name="gr2" draw:text-style-name="P3" draw:layer="layout" svg:width="4.774cm" svg:height="0.704cm" svg:x="6.786cm" svg:y="10.502cm">
          <draw:text-box>
            <text:p text:style-name="P2"><text:span text:style-name="T1">qb2IRigidObject</text:span></text:p>
          </draw:text-box>
        </draw:frame>
        <draw:connector draw:style-name="gr4" draw:text-style-name="P1" draw:layer="layout" draw:type="curve" svg:x1="8.888cm" svg:y1="11.515cm" svg:x2="5.692cm" svg:y2="12.67cm" draw:start-shape="id26" draw:start-glue-point="2" draw:end-shape="id18" draw:end-glue-point="0" svg:d="m8888 11515c0 867-3196 290-3196 1155">
          <text:p/>
        </draw:connector>
        <draw:connector draw:style-name="gr4" draw:text-style-name="P1" draw:layer="layout" draw:type="curve" svg:x1="8.888cm" svg:y1="11.515cm" svg:x2="14.252cm" svg:y2="15.075cm" draw:start-shape="id26" draw:start-glue-point="2" draw:end-shape="id9" draw:end-glue-point="0" svg:d="m8888 11515c0 2670 5364 890 5364 3560">
          <text:p/>
        </draw:connector>
        <draw:connector draw:style-name="gr4" draw:text-style-name="P1" draw:layer="layout" draw:type="curve" svg:x1="19.027cm" svg:y1="16.345cm" svg:x2="26.182cm" svg:y2="17.75cm" draw:start-shape="id1" draw:start-glue-point="2" draw:end-shape="id27" draw:end-glue-point="0" svg:d="m19027 16345c0 1054 7155 352 7155 1405">
          <text:p/>
        </draw:connector>
        <draw:connector draw:style-name="gr4" draw:text-style-name="P1" draw:layer="layout" draw:type="curve" svg:x1="19.675cm" svg:y1="6.205cm" svg:x2="19.682cm" svg:y2="7.345cm" draw:start-shape="id28" draw:start-glue-point="2" draw:end-shape="id6" draw:end-glue-point="0" svg:d="m19675 6205c0 855 7 285 7 1140">
          <text:p/>
        </draw:connector>
        <draw:ellipse draw:style-name="gr6" draw:text-style-name="P1" draw:id="id29" draw:layer="layout" svg:width="3.175cm" svg:height="1.27cm" svg:x="29.63cm" svg:y="23.35cm">
          <text:p/>
        </draw:ellipse>
        <draw:frame draw:style-name="gr2" draw:text-style-name="P3" draw:layer="layout" svg:width="2.834cm" svg:height="0.704cm" svg:x="29.971cm" svg:y="23.607cm">
          <draw:text-box>
            <text:p text:style-name="P2"><text:span text:style-name="T1">qb2Event</text:span></text:p>
          </draw:text-box>
        </draw:frame>
        <draw:ellipse draw:style-name="gr6" draw:text-style-name="P1" draw:id="id32" draw:layer="layout" svg:width="4.15cm" svg:height="1.27cm" svg:x="34.769cm" svg:y="24.42cm">
          <text:p/>
        </draw:ellipse>
        <draw:frame draw:style-name="gr12" draw:text-style-name="P3" draw:layer="layout" svg:width="4.644cm" svg:height="0.704cm" svg:x="34.881cm" svg:y="24.72cm">
          <draw:text-box>
            <text:p text:style-name="P2"><text:span text:style-name="T1">qb2UpdateEvent</text:span></text:p>
          </draw:text-box>
        </draw:frame>
        <draw:ellipse draw:style-name="gr6" draw:text-style-name="P1" draw:id="id3" draw:layer="layout" svg:width="5.559cm" svg:height="1.27cm" svg:x="28.515cm" svg:y="27.16cm">
          <text:p/>
        </draw:ellipse>
        <draw:frame draw:style-name="gr13" draw:text-style-name="P3" draw:layer="layout" svg:width="5.518cm" svg:height="0.704cm" svg:x="28.656cm" svg:y="27.417cm">
          <draw:text-box>
            <text:p text:style-name="P2"><text:span text:style-name="T1">qb2BaseContactEvent</text:span></text:p>
          </draw:text-box>
        </draw:frame>
        <draw:ellipse draw:style-name="gr6" draw:text-style-name="P1" draw:id="id33" draw:layer="layout" svg:width="4.421cm" svg:height="1.27cm" svg:x="34.174cm" svg:y="26.525cm">
          <text:p/>
        </draw:ellipse>
        <draw:frame draw:style-name="gr2" draw:text-style-name="P3" draw:layer="layout" svg:width="4.985cm" svg:height="0.704cm" svg:x="34.74cm" svg:y="26.782cm">
          <draw:text-box>
            <text:p text:style-name="P2"><text:span text:style-name="T1">qb2MassEvent</text:span></text:p>
          </draw:text-box>
        </draw:frame>
        <draw:ellipse draw:style-name="gr6" draw:text-style-name="P1" draw:id="id31" draw:layer="layout" svg:width="5.115cm" svg:height="1.27cm" svg:x="23.785cm" svg:y="26.325cm">
          <text:p/>
        </draw:ellipse>
        <draw:frame draw:style-name="gr2" draw:text-style-name="P3" draw:layer="layout" svg:width="5.074cm" svg:height="0.704cm" svg:x="23.826cm" svg:y="26.582cm">
          <draw:text-box>
            <text:p text:style-name="P2"><text:span text:style-name="T1">qb2TripSensorEvent</text:span></text:p>
          </draw:text-box>
        </draw:frame>
        <draw:ellipse draw:style-name="gr6" draw:text-style-name="P1" draw:id="id30" draw:layer="layout" svg:width="4.715cm" svg:height="1.27cm" svg:x="23.28cm" svg:y="24.32cm">
          <text:p/>
        </draw:ellipse>
        <draw:frame draw:style-name="gr2" draw:text-style-name="P3" draw:layer="layout" svg:width="5.274cm" svg:height="0.704cm" svg:x="23.256cm" svg:y="24.577cm">
          <draw:text-box>
            <text:p text:style-name="P2"><text:span text:style-name="T1">qb2AddRemoveEvent</text:span></text:p>
          </draw:text-box>
        </draw:frame>
        <draw:connector draw:style-name="gr4" draw:text-style-name="P1" draw:layer="layout" draw:type="curve" svg:x1="31.217cm" svg:y1="24.62cm" svg:x2="31.294cm" svg:y2="27.16cm" draw:start-shape="id29" draw:start-glue-point="2" draw:end-shape="id3" draw:end-glue-point="0" svg:d="m31217 24620c0 1905 77 635 77 2540">
          <text:p/>
        </draw:connector>
        <draw:connector draw:style-name="gr4" draw:text-style-name="P1" draw:layer="layout" draw:type="curve" svg:x1="31.217cm" svg:y1="24.62cm" svg:x2="25.637cm" svg:y2="24.32cm" draw:start-shape="id29" draw:start-glue-point="2" draw:end-shape="id30" draw:end-glue-point="0" svg:d="m31217 24620c0 751-2404 501-2404-150s-3176-901-3176-150">
          <text:p/>
        </draw:connector>
        <draw:connector draw:style-name="gr4" draw:text-style-name="P1" draw:layer="layout" draw:type="curve" svg:x1="31.217cm" svg:y1="24.62cm" svg:x2="26.342cm" svg:y2="26.325cm" draw:start-shape="id29" draw:start-glue-point="2" draw:end-shape="id31" draw:end-glue-point="0" svg:d="m31217 24620c0 1279-4875 427-4875 1705">
          <text:p/>
        </draw:connector>
        <draw:connector draw:style-name="gr4" draw:text-style-name="P1" draw:layer="layout" draw:type="curve" svg:x1="31.217cm" svg:y1="24.62cm" svg:x2="36.844cm" svg:y2="24.42cm" draw:start-shape="id29" draw:start-glue-point="2" draw:end-shape="id32" draw:end-glue-point="0" svg:d="m31217 24620c0 751 2570 501 2570-100s3057-851 3057-100">
          <text:p/>
        </draw:connector>
        <draw:connector draw:style-name="gr4" draw:text-style-name="P1" draw:layer="layout" draw:type="curve" svg:x1="31.217cm" svg:y1="24.62cm" svg:x2="36.384cm" svg:y2="26.525cm" draw:start-shape="id29" draw:start-glue-point="2" draw:end-shape="id33" draw:end-glue-point="0" svg:d="m31217 24620c0 1429 5167 477 5167 1905">
          <text:p/>
        </draw:connector>
        <draw:ellipse draw:style-name="gr14" draw:text-style-name="P1" draw:id="id34" draw:layer="layout" svg:width="2.595cm" svg:height="1.27cm" svg:x="29.875cm" svg:y="20.685cm">
          <text:p/>
        </draw:ellipse>
        <draw:frame draw:style-name="gr7" draw:text-style-name="P1" draw:layer="layout" svg:width="1.772cm" svg:height="0.704cm" svg:x="30.41cm" svg:y="20.985cm">
          <draw:text-box>
            <text:p text:style-name="P4"><text:span text:style-name="T1">Event</text:span></text:p>
          </draw:text-box>
        </draw:frame>
        <draw:connector draw:style-name="gr4" draw:text-style-name="P4" draw:layer="layout" draw:type="lines" svg:x1="31.172cm" svg:y1="21.955cm" svg:x2="31.217cm" svg:y2="23.35cm" draw:start-shape="id34" draw:start-glue-point="2" draw:end-shape="id29" draw:end-glue-point="0" svg:d="m31172 21955v501l45 393v501">
          <text:p/>
        </draw:connector>
        <draw:ellipse draw:style-name="gr6" draw:text-style-name="P1" draw:id="id4" draw:layer="layout" svg:width="4.421cm" svg:height="1.27cm" svg:x="26.555cm" svg:y="29.365cm">
          <text:p/>
        </draw:ellipse>
        <draw:frame draw:style-name="gr2" draw:text-style-name="P3" draw:layer="layout" svg:width="4.985cm" svg:height="0.704cm" svg:x="26.621cm" svg:y="29.622cm">
          <draw:text-box>
            <text:p text:style-name="P2"><text:span text:style-name="T1">qb2ContactEvent</text:span></text:p>
          </draw:text-box>
        </draw:frame>
        <draw:ellipse draw:style-name="gr6" draw:text-style-name="P1" draw:id="id5" draw:layer="layout" svg:width="5.08cm" svg:height="1.27cm" svg:x="31.875cm" svg:y="29.265cm">
          <text:p/>
        </draw:ellipse>
        <draw:frame draw:style-name="gr2" draw:text-style-name="P3" draw:layer="layout" svg:width="5.149cm" svg:height="0.704cm" svg:x="31.941cm" svg:y="29.522cm">
          <draw:text-box>
            <text:p text:style-name="P2"><text:span text:style-name="T1">qb2SubContactEvent</text:span></text:p>
          </draw:text-box>
        </draw:frame>
        <draw:ellipse draw:style-name="gr14" draw:text-style-name="P1" draw:id="id35" draw:layer="layout" svg:width="4.625cm" svg:height="1.74cm" svg:x="17.33cm" svg:y="1.635cm">
          <text:p/>
        </draw:ellipse>
        <draw:frame draw:style-name="gr7" draw:text-style-name="P1" draw:layer="layout" svg:width="4.312cm" svg:height="0.704cm" svg:x="17.565cm" svg:y="2.141cm">
          <draw:text-box>
            <text:p text:style-name="P4"><text:span text:style-name="T1">EventDispatcher</text:span></text:p>
          </draw:text-box>
        </draw:frame>
        <draw:connector draw:style-name="gr4" draw:text-style-name="P4" draw:layer="layout" draw:type="curve" svg:x1="19.642cm" svg:y1="3.375cm" svg:x2="19.675cm" svg:y2="4.3cm" draw:start-shape="id35" draw:start-glue-point="2" draw:end-shape="id28" draw:end-glue-point="0" svg:d="m19642 3375c0 694 33 232 33 925">
          <text:p/>
        </draw:connector>
        <draw:ellipse draw:style-name="gr15" draw:text-style-name="P1" draw:id="id10" draw:layer="layout" svg:width="3.81cm" svg:height="1.27cm" svg:x="4.351cm" svg:y="19.87cm">
          <text:p/>
        </draw:ellipse>
        <draw:frame draw:style-name="gr2" draw:text-style-name="P3" draw:layer="layout" svg:width="4.004cm" svg:height="0.704cm" svg:x="4.616cm" svg:y="20.127cm">
          <draw:text-box>
            <text:p text:style-name="P2"><text:span text:style-name="T1">tdSmartBody</text:span></text:p>
          </draw:text-box>
        </draw:frame>
        <draw:ellipse draw:style-name="gr15" draw:text-style-name="P1" draw:id="id36" draw:layer="layout" svg:width="3.81cm" svg:height="1.27cm" svg:x="1.1cm" svg:y="22.41cm">
          <text:p/>
        </draw:ellipse>
        <draw:frame draw:style-name="gr2" draw:text-style-name="P3" draw:layer="layout" svg:width="4.004cm" svg:height="0.704cm" svg:x="1.665cm" svg:y="22.667cm">
          <draw:text-box>
            <text:p text:style-name="P2"><text:span text:style-name="T1">tdCarBody</text:span></text:p>
          </draw:text-box>
        </draw:frame>
        <draw:ellipse draw:style-name="gr15" draw:text-style-name="P1" draw:id="id37" draw:layer="layout" svg:width="4.904cm" svg:height="1.27cm" svg:x="5.721cm" svg:y="22.41cm">
          <text:p/>
        </draw:ellipse>
        <draw:frame draw:style-name="gr2" draw:text-style-name="P3" draw:layer="layout" svg:width="4.639cm" svg:height="0.704cm" svg:x="6.086cm" svg:y="22.667cm">
          <draw:text-box>
            <text:p text:style-name="P2"><text:span text:style-name="T1">tdCharacterBody</text:span></text:p>
          </draw:text-box>
        </draw:frame>
        <draw:connector draw:style-name="gr4" draw:text-style-name="P4" draw:layer="layout" draw:type="curve" svg:x1="6.256cm" svg:y1="21.14cm" svg:x2="3.005cm" svg:y2="22.41cm" draw:start-shape="id10" draw:start-glue-point="2" draw:end-shape="id36" draw:end-glue-point="0" svg:d="m6256 21140c0 952-3251 318-3251 1270">
          <text:p/>
        </draw:connector>
        <draw:connector draw:style-name="gr4" draw:text-style-name="P4" draw:layer="layout" draw:type="curve" svg:x1="6.256cm" svg:y1="21.14cm" svg:x2="8.173cm" svg:y2="22.41cm" draw:start-shape="id10" draw:start-glue-point="2" draw:end-shape="id37" draw:end-glue-point="0" svg:d="m6256 21140c0 952 1917 318 1917 1270">
          <text:p/>
        </draw:connector>
        <draw:ellipse draw:style-name="gr15" draw:text-style-name="P1" draw:id="id2" draw:layer="layout" svg:width="3.175cm" svg:height="1.27cm" svg:x="15.605cm" svg:y="20.685cm">
          <text:p/>
        </draw:ellipse>
        <draw:frame draw:style-name="gr2" draw:text-style-name="P3" draw:layer="layout" svg:width="1.799cm" svg:height="0.704cm" svg:x="16.346cm" svg:y="20.942cm">
          <draw:text-box>
            <text:p text:style-name="P2"><text:span text:style-name="T1">tdMap</text:span></text:p>
          </draw:text-box>
        </draw:frame>
        <draw:ellipse draw:style-name="gr15" draw:text-style-name="P1" draw:id="id7" draw:layer="layout" svg:width="3.81cm" svg:height="1.27cm" svg:x="19.415cm" svg:y="20.685cm">
          <text:p/>
        </draw:ellipse>
        <draw:frame draw:style-name="gr2" draw:text-style-name="P3" draw:layer="layout" svg:width="2.41cm" svg:height="0.704cm" svg:x="20.18cm" svg:y="20.942cm">
          <draw:text-box>
            <text:p text:style-name="P2"><text:span text:style-name="T1">tdTrack</text:span></text:p>
          </draw:text-box>
        </draw:frame>
        <draw:ellipse draw:style-name="gr15" draw:text-style-name="P1" draw:id="id8" draw:layer="layout" svg:width="3.175cm" svg:height="1.27cm" svg:x="23.86cm" svg:y="20.685cm">
          <text:p/>
        </draw:ellipse>
        <draw:frame draw:style-name="gr2" draw:text-style-name="P3" draw:layer="layout" svg:width="2.434cm" svg:height="0.704cm" svg:x="24.401cm" svg:y="20.942cm">
          <draw:text-box>
            <text:p text:style-name="P2"><text:span text:style-name="T1">tdTire</text:span></text:p>
          </draw:text-box>
        </draw:frame>
        <draw:frame draw:style-name="gr7" draw:text-style-name="P1" draw:layer="layout" svg:width="6.852cm" svg:height="7.166cm" svg:x="1.635cm" svg:y="1.635cm">
          <draw:text-box>
            <text:p text:style-name="P5"><text:span text:style-name="T2">flash.events</text:span></text:p>
            <text:p text:style-name="P5"><text:span text:style-name="T3"/></text:p>
            <text:p text:style-name="P5"><text:span text:style-name="T4">QuickB2.events</text:span></text:p>
            <text:p text:style-name="P5"><text:span text:style-name="T1"/></text:p>
            <text:p text:style-name="P5"><text:span text:style-name="T1">QuickB2.objects</text:span></text:p>
            <text:p text:style-name="P5"><text:span text:style-name="T1"/></text:p>
            <text:p text:style-name="P5"><text:span text:style-name="T5">QuickB2.objects.tangibles</text:span></text:p>
            <text:p text:style-name="P5"><text:span text:style-name="T1"/></text:p>
            <text:p text:style-name="P5"><text:span text:style-name="T6">QuickB2.objects.joints</text:span></text:p>
            <text:p text:style-name="P5"><text:span text:style-name="T1"/></text:p>
            <text:p text:style-name="P5"><text:span text:style-name="T7">QuickB2.stock</text:span></text:p>
            <text:p text:style-name="P5"><text:span text:style-name="T1"/></text:p>
            <text:p text:style-name="P5"><text:span text:style-name="T1">TopDown</text:span></text:p>
            <text:p text:style-name="P5"><text:span text:style-name="T1"/></text:p>
            <text:p text:style-name="P5"><text:span text:style-name="T1"/></text:p>
          </draw:text-box>
        </draw:frame>
        <draw:ellipse draw:style-name="gr1" draw:text-style-name="P1" draw:id="id38" draw:layer="layout" svg:width="3.81cm" svg:height="1.27cm" svg:x="3.64cm" svg:y="17.71cm">
          <text:p/>
        </draw:ellipse>
        <draw:frame draw:style-name="gr2" draw:text-style-name="P3" draw:layer="layout" svg:width="3.645cm" svg:height="0.704cm" svg:x="4.105cm" svg:y="17.967cm">
          <draw:text-box>
            <text:p text:style-name="P2"><text:span text:style-name="T1">qb2Terrain</text:span></text:p>
          </draw:text-box>
        </draw:frame>
        <draw:connector draw:style-name="gr4" draw:text-style-name="P4" draw:layer="layout" draw:type="curve" svg:x1="14.252cm" svg:y1="16.345cm" svg:x2="5.545cm" svg:y2="17.71cm" draw:start-shape="id9" draw:start-glue-point="2" draw:end-shape="id38" draw:end-glue-point="0" svg:d="m14252 16345c0 1024-8707 342-8707 13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2.319cm" fo:margin-left="1cm" fo:margin-right="1cm" fo:page-width="40.64cm" fo:page-height="40.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10T23:52:12.42</meta:creation-date>
    <dc:date>2011-01-10T21:04:57.48</dc:date>
    <meta:editing-duration>PT26H32M52S</meta:editing-duration>
    <meta:editing-cycles>8</meta:editing-cycles>
    <meta:generator>OpenOffice.org/3.2$Win32 OpenOffice.org_project/320m18$Build-9502</meta:generator>
    <meta:document-statistic meta:object-count="114"/>
  </office:meta>
</office:document-meta>
</file>